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map 192.168.1.0/24</text:p>
      <text:p text:style-name="Standard"/>
      <text:p text:style-name="Standard">Starting Nmap 7.60 ( https://nmap.org ) at 2019-12-18 11:39 CET</text:p>
      <text:p text:style-name="Standard">Nmap scan report for _gateway (192.168.1.1)</text:p>
      <text:p text:style-name="Standard">Host is up (0.024s latency).</text:p>
      <text:p text:style-name="Standard">Not shown: 996 closed ports</text:p>
      <text:p text:style-name="Standard">PORT <text:s text:c="4"/>STATE SERVICE</text:p>
      <text:p text:style-name="Standard">22/tcp <text:s text:c="2"/>open <text:s/>ssh</text:p>
      <text:p text:style-name="Standard">80/tcp <text:s text:c="2"/>open <text:s/>http</text:p>
      <text:p text:style-name="Standard">443/tcp <text:s/>open <text:s/>https</text:p>
      <text:p text:style-name="Standard">8080/tcp open <text:s/>http-proxy</text:p>
      <text:p text:style-name="Standard"/>
      <text:p text:style-name="Standard">Nmap scan report for 192.168.1.31</text:p>
      <text:p text:style-name="Standard">Host is up (0.0092s latency).</text:p>
      <text:p text:style-name="Standard">Not shown: 996 closed ports</text:p>
      <text:p text:style-name="Standard">PORT <text:s text:c="3"/>STATE SERVICE</text:p>
      <text:p text:style-name="Standard">21/tcp <text:s/>open <text:s/>ftp</text:p>
      <text:p text:style-name="Standard">22/tcp <text:s/>open <text:s/>ssh</text:p>
      <text:p text:style-name="Standard">80/tcp <text:s/>open <text:s/>http</text:p>
      <text:p text:style-name="Standard">443/tcp open <text:s/>https</text:p>
      <text:p text:style-name="Standard"/>
      <text:p text:style-name="Standard">Nmap scan report for 192.168.1.32</text:p>
      <text:p text:style-name="Standard">Host is up (0.0091s latency).</text:p>
      <text:p text:style-name="Standard">Not shown: 996 closed ports</text:p>
      <text:p text:style-name="Standard">PORT <text:s text:c="2"/>STATE SERVICE</text:p>
      <text:p text:style-name="Standard">21/tcp open <text:s/>ftp</text:p>
      <text:p text:style-name="Standard">22/tcp open <text:s/>ssh</text:p>
      <text:p text:style-name="Standard">25/tcp open <text:s/>smtp</text:p>
      <text:p text:style-name="Standard">80/tcp open <text:s/>http</text:p>
      <text:p text:style-name="Standard"/>
      <text:p text:style-name="Standard">Nmap scan report for 192.168.1.33</text:p>
      <text:p text:style-name="Standard">Host is up (0.0054s latency).</text:p>
      <text:p text:style-name="Standard">Not shown: 997 closed ports</text:p>
      <text:p text:style-name="Standard">PORT <text:s text:c="2"/>STATE SERVICE</text:p>
      <text:p text:style-name="Standard">21/tcp open <text:s/>ftp</text:p>
      <text:p text:style-name="Standard">22/tcp open <text:s/>ssh</text:p>
      <text:p text:style-name="Standard">80/tcp open <text:s/>http</text:p>
      <text:p text:style-name="Standard"/>
      <text:p text:style-name="Standard">Nmap scan report for 192.168.1.34</text:p>
      <text:p text:style-name="Standard">Host is up (0.018s latency).</text:p>
      <text:p text:style-name="Standard">All 1000 scanned ports on 192.168.1.34 are closed</text:p>
      <text:p text:style-name="Standard"/>
      <text:p text:style-name="Standard">Nmap scan report for 192.168.1.44</text:p>
      <text:p text:style-name="Standard">Host is up (0.018s latency).</text:p>
      <text:p text:style-name="Standard">All 1000 scanned ports on 192.168.1.44 are closed</text:p>
      <text:p text:style-name="Standard"/>
      <text:p text:style-name="Standard">Nmap scan report for 192.168.1.50</text:p>
      <text:p text:style-name="Standard">Host is up (0.00063s latency).</text:p>
      <text:p text:style-name="Standard">Not shown: 990 closed ports</text:p>
      <text:p text:style-name="Standard">PORT <text:s text:c="4"/>STATE SERVICE</text:p>
      <text:p text:style-name="Standard">21/tcp <text:s text:c="2"/>open <text:s/>ftp</text:p>
      <text:p text:style-name="Standard">23/tcp <text:s text:c="2"/>open <text:s/>telnet</text:p>
      <text:p text:style-name="Standard"><text:soft-page-break/>80/tcp <text:s text:c="2"/>open <text:s/>http</text:p>
      <text:p text:style-name="Standard">139/tcp <text:s/>open <text:s/>netbios-ssn</text:p>
      <text:p text:style-name="Standard">514/tcp <text:s/>open <text:s/>shell</text:p>
      <text:p text:style-name="Standard">515/tcp <text:s/>open <text:s/>printer</text:p>
      <text:p text:style-name="Standard">631/tcp <text:s/>open <text:s/>ipp</text:p>
      <text:p text:style-name="Standard">7443/tcp open <text:s/>oracleas-https</text:p>
      <text:p text:style-name="Standard">8080/tcp open <text:s/>http-proxy</text:p>
      <text:p text:style-name="Standard">9100/tcp open <text:s/>jetdirect</text:p>
      <text:p text:style-name="Standard"/>
      <text:p text:style-name="Standard">Nmap scan report for 192.168.1.72</text:p>
      <text:p text:style-name="Standard">Host is up (0.0030s latency).</text:p>
      <text:p text:style-name="Standard">Not shown: 996 closed ports</text:p>
      <text:p text:style-name="Standard">PORT <text:s text:c="4"/>STATE SERVICE</text:p>
      <text:p text:style-name="Standard">135/tcp <text:s/>open <text:s/>msrpc</text:p>
      <text:p text:style-name="Standard">139/tcp <text:s/>open <text:s/>netbios-ssn</text:p>
      <text:p text:style-name="Standard">445/tcp <text:s/>open <text:s/>microsoft-ds</text:p>
      <text:p text:style-name="Standard">1025/tcp open <text:s/>NFS-or-IIS</text:p>
      <text:p text:style-name="Standard"/>
      <text:p text:style-name="Standard">Nmap scan report for 192.168.1.142</text:p>
      <text:p text:style-name="Standard">Host is up (0.0095s latency).</text:p>
      <text:p text:style-name="Standard">All 1000 scanned ports on 192.168.1.142 are closed</text:p>
      <text:p text:style-name="Standard"/>
      <text:p text:style-name="Standard">Nmap scan report for 192.168.1.199</text:p>
      <text:p text:style-name="Standard">Host is up (0.0039s latency).</text:p>
      <text:p text:style-name="Standard">Not shown: 996 closed ports</text:p>
      <text:p text:style-name="Standard">PORT <text:s text:c="3"/>STATE SERVICE</text:p>
      <text:p text:style-name="Standard">22/tcp <text:s/>open <text:s/>ssh</text:p>
      <text:p text:style-name="Standard">80/tcp <text:s/>open <text:s/>http</text:p>
      <text:p text:style-name="Standard">88/tcp <text:s/>open <text:s/>kerberos-sec</text:p>
      <text:p text:style-name="Standard">445/tcp open <text:s/>microsoft-ds</text:p>
      <text:p text:style-name="Standard"/>
      <text:p text:style-name="Standard">Nmap scan report for 192.168.1.200</text:p>
      <text:p text:style-name="Standard">Host is up (0.0098s latency).</text:p>
      <text:p text:style-name="Standard">All 1000 scanned ports on 192.168.1.200 are closed</text:p>
      <text:p text:style-name="Standard"/>
      <text:p text:style-name="Standard">Nmap scan report for 192.168.1.201</text:p>
      <text:p text:style-name="Standard">Host is up (0.0032s latency).</text:p>
      <text:p text:style-name="Standard">Not shown: 990 closed ports</text:p>
      <text:p text:style-name="Standard">PORT <text:s text:c="4"/>STATE SERVICE</text:p>
      <text:p text:style-name="Standard">135/tcp <text:s/>open <text:s/>msrpc</text:p>
      <text:p text:style-name="Standard">139/tcp <text:s/>open <text:s/>netbios-ssn</text:p>
      <text:p text:style-name="Standard">445/tcp <text:s/>open <text:s/>microsoft-ds</text:p>
      <text:p text:style-name="Standard">1025/tcp open <text:s/>NFS-or-IIS</text:p>
      <text:p text:style-name="Standard">1026/tcp open <text:s/>LSA-or-nterm</text:p>
      <text:p text:style-name="Standard">1027/tcp open <text:s/>IIS</text:p>
      <text:p text:style-name="Standard">1028/tcp open <text:s/>unknown</text:p>
      <text:p text:style-name="Standard">1030/tcp open <text:s/>iad1</text:p>
      <text:p text:style-name="Standard">1032/tcp open <text:s/>iad3</text:p>
      <text:p text:style-name="Standard">1947/tcp open <text:s/>sentinelsrm</text:p>
      <text:p text:style-name="Standard"/>
      <text:p text:style-name="Standard">Nmap scan report for soa (192.168.1.203)</text:p>
      <text:p text:style-name="Standard">Host is up (0.000071s latency).</text:p>
      <text:p text:style-name="Standard"><text:soft-page-break/>Not shown: 997 closed ports</text:p>
      <text:p text:style-name="Standard">PORT <text:s text:c="4"/>STATE SERVICE</text:p>
      <text:p text:style-name="Standard">25/tcp <text:s text:c="2"/>open <text:s/>smtp</text:p>
      <text:p text:style-name="Standard">80/tcp <text:s text:c="2"/>open <text:s/>http</text:p>
      <text:p text:style-name="Standard">3306/tcp open <text:s/>mysql</text:p>
      <text:p text:style-name="Standard"/>
      <text:p text:style-name="Standard">Nmap scan report for 192.168.1.211</text:p>
      <text:p text:style-name="Standard">Host is up (0.0095s latency).</text:p>
      <text:p text:style-name="Standard">Not shown: 999 closed ports</text:p>
      <text:p text:style-name="Standard">PORT <text:s text:c="2"/>STATE SERVICE</text:p>
      <text:p text:style-name="Standard">80/tcp open <text:s/>http</text:p>
      <text:p text:style-name="Standard"/>
      <text:p text:style-name="Standard">Nmap scan report for 192.168.1.231</text:p>
      <text:p text:style-name="Standard">Host is up (0.0032s latency).</text:p>
      <text:p text:style-name="Standard">Not shown: 850 closed ports, 149 filtered ports</text:p>
      <text:p text:style-name="Standard">PORT <text:s text:c="5"/>STATE SERVICE</text:p>
      <text:p text:style-name="Standard">62078/tcp open <text:s/>iphone-sync</text:p>
      <text:p text:style-name="Standard"/>
      <text:p text:style-name="Standard">Nmap scan report for 192.168.1.240</text:p>
      <text:p text:style-name="Standard">Host is up (0.016s latency).</text:p>
      <text:p text:style-name="Standard">Not shown: 999 closed ports</text:p>
      <text:p text:style-name="Standard">PORT <text:s text:c="2"/>STATE SERVICE</text:p>
      <text:p text:style-name="Standard">80/tcp open <text:s/>http</text:p>
      <text:p text:style-name="Standard"/>
      <text:p text:style-name="Standard">Nmap done: 256 IP addresses (16 hosts up) scanned in 184.24 second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8T11:43:35.964746918</meta:creation-date>
    <meta:print-date>2019-12-18T11:44:11.206228799</meta:print-date>
    <dc:date>2019-12-18T11:58:07.375418588</dc:date>
    <meta:editing-duration>PT4M19S</meta:editing-duration>
    <meta:editing-cycles>1</meta:editing-cycles>
    <meta:document-statistic meta:table-count="0" meta:image-count="0" meta:object-count="0" meta:page-count="3" meta:paragraph-count="112" meta:word-count="464" meta:character-count="2984" meta:non-whitespace-character-count="2513"/>
    <meta:generator>LibreOffice/6.0.7.3$Linux_X86_64 LibreOffice_project/00m0$Build-3</meta:generator>
  </office:meta>
</office:document-meta>
</file>